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language="en" fo:country="US" fo:font-weight="bold" officeooo:rsid="0001f711" officeooo:paragraph-rsid="001194c9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2pt" fo:language="en" fo:country="US" fo:font-weight="bold" officeooo:rsid="0021bde7" officeooo:paragraph-rsid="001194c9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fo:language="ru" fo:country="RU" officeooo:paragraph-rsid="000fc699" style:font-size-asian="12pt" style:font-size-complex="12pt"/>
    </style:style>
    <style:style style:name="P4" style:family="paragraph" style:parent-style-name="Preformatted_20_Text">
      <style:text-properties fo:font-size="12pt" fo:language="ru" fo:country="RU" officeooo:rsid="0008bce2" officeooo:paragraph-rsid="000fc699" style:font-size-asian="12pt" style:font-size-complex="12pt"/>
    </style:style>
    <style:style style:name="P5" style:family="paragraph" style:parent-style-name="Preformatted_20_Text">
      <style:text-properties fo:font-size="12pt" fo:language="ru" fo:country="RU" officeooo:rsid="001194c9" officeooo:paragraph-rsid="001194c9" style:font-size-asian="12pt" style:font-size-complex="12pt"/>
    </style:style>
    <style:style style:name="P6" style:family="paragraph" style:parent-style-name="Preformatted_20_Text">
      <style:text-properties fo:font-size="12pt" fo:language="ru" fo:country="RU" officeooo:rsid="0001f711" officeooo:paragraph-rsid="0001f711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fo:language="ru" fo:country="RU" fo:font-weight="normal" officeooo:rsid="001194c9" officeooo:paragraph-rsid="001194c9" style:font-size-asian="12pt" style:font-weight-asian="normal" style:font-size-complex="12pt" style:font-weight-complex="normal"/>
    </style:style>
    <style:style style:name="P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fo:font-size="12pt" officeooo:rsid="001b65f9" officeooo:paragraph-rsid="0016ae64" style:font-size-asian="12pt" style:font-size-complex="12pt"/>
    </style:style>
    <style:style style:name="P9" style:family="paragraph" style:parent-style-name="Preformatted_20_Text" style:list-style-name="L1">
      <style:text-properties fo:font-size="12pt" fo:language="ru" fo:country="RU" style:font-size-asian="12pt" style:font-size-complex="12pt"/>
    </style:style>
    <style:style style:name="P10" style:family="paragraph" style:parent-style-name="Preformatted_20_Text" style:list-style-name="L1">
      <style:text-properties fo:font-size="12pt" fo:language="ru" fo:country="RU" officeooo:paragraph-rsid="000fc699" style:font-size-asian="12pt" style:font-size-complex="12pt"/>
    </style:style>
    <style:style style:name="P11" style:family="paragraph" style:parent-style-name="Preformatted_20_Text" style:list-style-name="L1">
      <style:text-properties fo:font-size="12pt" fo:language="ru" fo:country="RU" officeooo:rsid="0008bce2" officeooo:paragraph-rsid="000fc699" style:font-size-asian="12pt" style:font-size-complex="12pt"/>
    </style:style>
    <style:style style:name="P12" style:family="paragraph" style:parent-style-name="Preformatted_20_Text" style:list-style-name="L1">
      <style:text-properties fo:font-size="12pt" fo:language="ru" fo:country="RU" officeooo:rsid="0001f711" officeooo:paragraph-rsid="0001f711" style:font-size-asian="12pt" style:font-size-complex="12pt"/>
    </style:style>
    <style:style style:name="P13" style:family="paragraph" style:parent-style-name="Preformatted_20_Text" style:list-style-name="L1">
      <style:text-properties fo:font-size="12pt" fo:language="ru" fo:country="RU" officeooo:rsid="0001f711" officeooo:paragraph-rsid="0005f077" style:font-size-asian="12pt" style:font-size-complex="12pt"/>
    </style:style>
    <style:style style:name="P14" style:family="paragraph" style:parent-style-name="Preformatted_20_Text" style:list-style-name="L1">
      <style:text-properties fo:font-size="12pt" fo:language="ru" fo:country="RU" officeooo:rsid="0001f711" officeooo:paragraph-rsid="0028dd6b" style:font-size-asian="12pt" style:font-size-complex="12pt"/>
    </style:style>
    <style:style style:name="P15" style:family="paragraph" style:parent-style-name="Preformatted_20_Text" style:list-style-name="L1">
      <style:text-properties fo:font-size="12pt" fo:language="ru" fo:country="RU" officeooo:rsid="000362c7" officeooo:paragraph-rsid="0005f077" style:font-size-asian="12pt" style:font-size-complex="12pt"/>
    </style:style>
    <style:style style:name="P16" style:family="paragraph" style:parent-style-name="Preformatted_20_Text" style:list-style-name="L1">
      <style:text-properties fo:font-size="12pt" fo:language="ru" fo:country="RU" officeooo:rsid="000362c7" officeooo:paragraph-rsid="000362c7" style:font-size-asian="12pt" style:font-size-complex="12pt"/>
    </style:style>
    <style:style style:name="P17" style:family="paragraph" style:parent-style-name="Preformatted_20_Text" style:list-style-name="L1" style:master-page-name="">
      <loext:graphic-properties draw:fill="none"/>
      <style:paragraph-properties fo:margin-left="0.5in" fo:margin-right="0in" fo:margin-top="0in" fo:margin-bottom="0in" style:contextual-spacing="false" fo:text-indent="-0.25in" style:auto-text-indent="false" style:page-number="auto" fo:background-color="transparent"/>
      <style:text-properties fo:font-size="12pt" fo:language="ru" fo:country="RU" officeooo:rsid="000362c7" officeooo:paragraph-rsid="000362c7" style:font-size-asian="12pt" style:font-size-complex="12pt"/>
    </style:style>
    <style:style style:name="P18" style:family="paragraph" style:parent-style-name="Preformatted_20_Text" style:list-style-name="L1">
      <style:text-properties fo:font-size="12pt" fo:language="ru" fo:country="RU" officeooo:rsid="001194c9" officeooo:paragraph-rsid="001194c9" style:font-size-asian="12pt" style:font-size-complex="12pt"/>
    </style:style>
    <style:style style:name="P19" style:family="paragraph" style:parent-style-name="Preformatted_20_Text" style:list-style-name="L1">
      <style:text-properties fo:font-size="12pt" fo:language="ru" fo:country="RU" officeooo:rsid="0028dd6b" officeooo:paragraph-rsid="0028dd6b" style:font-size-asian="12pt" style:font-size-complex="12pt"/>
    </style:style>
    <style:style style:name="P20" style:family="paragraph" style:parent-style-name="Preformatted_20_Text" style:list-style-name="L1">
      <style:text-properties fo:font-size="12pt" officeooo:paragraph-rsid="0005f077" style:font-size-asian="12pt" style:font-size-complex="12pt"/>
    </style:style>
    <style:style style:name="T1" style:family="text">
      <style:text-properties officeooo:rsid="0001f711"/>
    </style:style>
    <style:style style:name="T2" style:family="text">
      <style:text-properties officeooo:rsid="000362c7"/>
    </style:style>
    <style:style style:name="T3" style:family="text">
      <style:text-properties officeooo:rsid="0003a94c"/>
    </style:style>
    <style:style style:name="T4" style:family="text">
      <style:text-properties officeooo:rsid="000517fb"/>
    </style:style>
    <style:style style:name="T5" style:family="text">
      <style:text-properties officeooo:rsid="0005f077"/>
    </style:style>
    <style:style style:name="T6" style:family="text">
      <style:text-properties officeooo:rsid="000772ee"/>
    </style:style>
    <style:style style:name="T7" style:family="text">
      <style:text-properties officeooo:rsid="0009c706"/>
    </style:style>
    <style:style style:name="T8" style:family="text">
      <style:text-properties officeooo:rsid="000a50e1"/>
    </style:style>
    <style:style style:name="T9" style:family="text">
      <style:text-properties officeooo:rsid="000d75b3"/>
    </style:style>
    <style:style style:name="T10" style:family="text">
      <style:text-properties officeooo:rsid="000eae6c"/>
    </style:style>
    <style:style style:name="T11" style:family="text">
      <style:text-properties officeooo:rsid="000fc699"/>
    </style:style>
    <style:style style:name="T12" style:family="text">
      <style:text-properties officeooo:rsid="001194c9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362c7"/>
    </style:style>
    <style:style style:name="T15" style:family="text">
      <style:text-properties fo:language="ru" fo:country="RU" officeooo:rsid="0001f711"/>
    </style:style>
    <style:style style:name="T16" style:family="text">
      <style:text-properties fo:language="ru" fo:country="RU" officeooo:rsid="000b6b37"/>
    </style:style>
    <style:style style:name="T17" style:family="text">
      <style:text-properties fo:language="ru" fo:country="RU" officeooo:rsid="0014670d"/>
    </style:style>
    <style:style style:name="T18" style:family="text">
      <style:text-properties fo:language="ru" fo:country="RU" officeooo:rsid="0027aa7a"/>
    </style:style>
    <style:style style:name="T19" style:family="text">
      <style:text-properties officeooo:rsid="0015b7e5"/>
    </style:style>
    <style:style style:name="T20" style:family="text">
      <style:text-properties officeooo:rsid="00161e23"/>
    </style:style>
    <style:style style:name="T21" style:family="text">
      <style:text-properties officeooo:rsid="0024853e"/>
    </style:style>
    <style:style style:name="T22" style:family="text">
      <style:text-properties officeooo:rsid="0027aa7a"/>
    </style:style>
    <style:style style:name="T23" style:family="text">
      <style:text-properties officeooo:rsid="002a6afd"/>
    </style:style>
    <style:style style:name="T24" style:family="text">
      <style:text-properties officeooo:rsid="002a74a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<text:span text:style-name="T13">Советы новичку при освоении дисциплины (к вопросу о развитии)</text:span></text:p>
      <text:p text:style-name="P1"/>
      <text:p text:style-name="P7">Источники информации</text:p>
      <text:list xml:id="list3284700888" text:style-name="L1">
        <text:list-item>
          <text:p text:style-name="P9">Для развития в <text:span text:style-name="T2">любой</text:span> области нужно читать книжки. <text:span text:style-name="T11">О</text:span><text:span text:style-name="T2">коло </text:span>1 в месяц <text:span text:style-name="T2">хотя бы бегло</text:span>. <text:span text:style-name="T5">Про ютуб как основной источник информации можно вообще забыть. Ютуб подходит как вспомогательное занятие для полу отдыха полу ра</text:span><text:span text:style-name="T11">с</text:span><text:span text:style-name="T5">ширен</text:span><text:span text:style-name="T11">и</text:span><text:span text:style-name="T21">и</text:span><text:span text:style-name="T11"> </text:span><text:span text:style-name="T6">знаний в рандомную сторону по изучаемому направлению.</text:span></text:p>
        </text:list-item>
        <text:list-item>
          <text:p text:style-name="P11">В самом начале (а может и попозже) нужно на кого-то равняться, использование правильно учителя при правильном с ним взаимодействии может в разы ускорять обучение. Проблема в том, что при неправильном учителе <text:span text:style-name="T8">или подходе (да-да, учителя не всегда контролируют подход, надо брать это в свои руки)</text:span> <text:span text:style-name="T8">скорость</text:span> может в разы замедляться <text:span text:style-name="T7">(</text:span><text:span text:style-name="T8">даже практически </text:span><text:span text:style-name="T7">стоять на месте)</text:span>.</text:p>
        </text:list-item>
      </text:list>
      <text:p text:style-name="P4"/>
      <text:p text:style-name="P5">Инструменты</text:p>
      <text:list xml:id="list172657729549879" text:continue-numbering="true" text:style-name="L1">
        <text:list-item>
          <text:p text:style-name="P20"><text:span text:style-name="T14">Инструменты которые обязательно понадобятся лучше учить с самого начала, как только вы определились с пут</text:span><text:span text:style-name="T18">ё</text:span><text:span text:style-name="T14">м.(</text:span><text:span text:style-name="T15">Слепая печать, </text:span><text:span text:style-name="T14">скриптинг, язык, офисный пакет и пр. </text:span><text:span text:style-name="T17">ч</text:span><text:span text:style-name="T16">то нужно в вашей области</text:span><text:span text:style-name="T14">).</text:span></text:p>
        </text:list-item>
        <text:list-item>
          <text:p text:style-name="P10"><text:span text:style-name="T11">Нужно искать наиболее перспективные и актуальные инструменты, и периодически подбирать новые. Например, что часто встречается -- </text:span>бумажные носители данных - <text:span text:style-name="T19">и</text:span><text:span text:style-name="T2">х использование очень не </text:span>эффективно. <text:span text:style-name="T19">Быстро</text:span><text:span text:style-name="T20">е</text:span><text:span text:style-name="T4"> редактирование,быстрый просмотр, навигация, поиск – невозможны на бумаге. Вы же не используете печатную машинку с копировальной бумагой? Так ведь рукопись – это ещ</text:span><text:span text:style-name="T10">ё</text:span><text:span text:style-name="T4"> более старая технология.</text:span></text:p>
        </text:list-item>
      </text:list>
      <text:p text:style-name="P3"/>
      <text:p text:style-name="P5">Взаимодействие с людьми</text:p>
      <text:list xml:id="list172657042202295" text:continue-numbering="true" text:style-name="L1">
        <text:list-item>
          <text:p text:style-name="P12"><text:span text:style-name="T2">Нужно научиться </text:span>презентовать себя. <text:span text:style-name="T5">Рано или поздно кто-то спросит у вас чем вы занимаетесь, и если вы умеете нормально рассказать о себе и сво</text:span><text:span text:style-name="T10">ё</text:span><text:span text:style-name="T5">м занятии, человек может заинтересоваться и у вас откроются новые возможности. Это не так уж и сложно.</text:span></text:p>
        </text:list-item>
        <text:list-item>
          <text:p text:style-name="P13">Расширять сеть контактов, <text:span text:style-name="T2">не стоит упускать возможность заводить новые полезные знако</text:span><text:span text:style-name="T10">м</text:span><text:span text:style-name="T2">ства </text:span><text:span text:style-name="T5">и исполь</text:span><text:span text:style-name="T10">з</text:span><text:span text:style-name="T5">овать навык под номером 3</text:span>.</text:p>
        </text:list-item>
        <text:list-item>
          <text:p text:style-name="P15">К сожалению нельзя поддерживать хорошие отношения с большим числом людей. По моей оценки можно поддерживать очень близкие отношения с примерно 5 людьми, средние отношения на которые вы тратите пару часов на человека в неделю – с 10 – 30 людьми. Все остальные – в полу анабиозе – ну, может, около 100. Все три фракции важны, иногда стоит их пересматривать.</text:p>
        </text:list-item>
        <text:list-item>
          <text:p text:style-name="P12"><text:span text:style-name="T5">Ждать пока кто-то станет тебя расспрашивать слишком долго. Поэтому </text:span>10%-20% усилий <text:span text:style-name="T5">стоит </text:span>тратить на маркетинг самого себя. <text:span text:style-name="T5">Я подразумеваю тут идею поиска новых связей, поддержка старых, но не просто в рандомном направлении, по типу про рецепт пирожков поговорить, а именно в контролируемом. Это особенно эффективно после прохождения начальной стадии. Навыки 5, 6, </text:span><text:span text:style-name="T9">7, </text:span><text:span text:style-name="T12">8</text:span><text:span text:style-name="T5"> в симбиозе – очень мощный инструмент.</text:span></text:p>
        </text:list-item>
        <text:list-item>
          <text:p text:style-name="P14">Помнить, что никому до тебя нет дела, <text:span text:style-name="T2">в том смы</text:span><text:span text:style-name="T10">с</text:span><text:span text:style-name="T2">ле, что нужно брать на себя ответственность за свою жизнь и поступки</text:span>. <text:span text:style-name="T5">Люди </text:span><text:soft-page-break/><text:span text:style-name="T5">будут выражать эмпатию, соболезновать и даже иногда стараться немного помочь, но курс действий ты </text:span><text:span text:style-name="T12">всегда в итоге </text:span><text:span text:style-name="T5">выбираешь сам.</text:span></text:p>
        </text:list-item>
        <text:list-item>
          <text:p text:style-name="P19">Как поддерживать отношения с теми, от кого ты можешь научиться большему, чем <text:span text:style-name="T23">научить сам</text:span>? Всем кто тратит бесплатно на тебя время консультируя, помогая с вопросами, советами, гораздо приятнее видеть твой рост, чем стояние на месте. При чем для учителя важно не какое реально твоё текущее состояние, а именно то какой именно процесс он видит (иначе он <text:span text:style-name="T23">и</text:span> не может тебя воспринимать, только со своей позиции). Поэтому, если ты общаешься с таким человеком — относись к нему с уважением, если решил сменить направление или временно отдохнуть и пр. - будь профессионалом, предупреди. Иначе заработаешь себе репутацию человека, который внезапно пропадает и появляется, что создаёт дополнительную непредсказуемость и неудобство. Ученик который демонстрирует регулярное продвижение небольшими шажками гораздо приятнее, чем тот который продвигается скачками.</text:p>
        </text:list-item>
      </text:list>
      <text:p text:style-name="P6"/>
      <text:p text:style-name="P5">Планирование</text:p>
      <text:list xml:id="list172657350952957" text:continue-numbering="true" text:style-name="L1">
        <text:list-item>
          <text:p text:style-name="P12">Ежедневно тратить <text:span text:style-name="T5">около </text:span><text:span text:style-name="T24">2-3</text:span>% времени на планиров<text:span text:style-name="T10">а</text:span>ние.</text:p>
        </text:list-item>
        <text:list-item>
          <text:p text:style-name="P16"><text:span text:style-name="T5">Но в планировании все всегда рано или поздно ошибаются, как минимум из-за изменившихся условий или получения дополнительный данных. </text:span>Хотя бы раз в неделю <text:span text:style-name="T5">стоит </text:span>заниматься анализом для корректировки планирования.</text:p>
        </text:list-item>
        <text:list-item>
          <text:p text:style-name="P18">При планировании стоит всегда принимать во внимание несколько горизонтов и чётко держать их в голове — оперативные цели (дни), тактические (недели - месяцы) и стратегические (месяцы — годы). При формировании планов все время держать в голове все три горизонта.</text:p>
        </text:list-item>
        <text:list-item>
          <text:p text:style-name="P17"><text:span text:style-name="T1">Дисциплина </text:span><text:span text:style-name="T3">и умение фокусироваться (по сути тайм менеджмент) супер важн</text:span><text:span text:style-name="T5">ы</text:span><text:span text:style-name="T3">. </text:span><text:span text:style-name="T5">К</text:span><text:span text:style-name="T3">ак вариант пытать</text:span><text:span text:style-name="T10">с</text:span><text:span text:style-name="T3">я лог</text:span><text:span text:style-name="T22">г</text:span><text:span text:style-name="T3">ировать в начале свою ра</text:span><text:span text:style-name="T5">б</text:span><text:span text:style-name="T3">оту для </text:span><text:span text:style-name="T5">отслеживания эффективности и дальнейшего анализа. Как ни странно, часто большая часть усилий “распыляется” на прос</text:span><text:span text:style-name="T10">м</text:span><text:span text:style-name="T5">отр соцсетей, разговоры и пр.</text:span>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4T16:33:42.298100615</dc:date>
    <meta:editing-duration>PT1H16M19S</meta:editing-duration>
    <meta:editing-cycles>37</meta:editing-cycles>
    <meta:generator>LibreOffice/7.3.6.2$Linux_X86_64 LibreOffice_project/30$Build-2</meta:generator>
    <dc:creator>triton</dc:creator>
    <meta:document-statistic meta:table-count="0" meta:image-count="0" meta:object-count="0" meta:page-count="2" meta:paragraph-count="19" meta:word-count="647" meta:character-count="4405" meta:non-whitespace-character-count="3781"/>
  </office:meta>
</office:document-meta>
</file>